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 draw:auto-grow-height="false"/>
      <style:paragraph-properties style:writing-mode="lr-tb"/>
    </style:style>
    <style:style style:name="gr2" style:family="graphic" style:parent-style-name="standard">
      <style:graphic-properties svg:stroke-width="0.1cm" svg:stroke-color="#ff0000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0000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ffffff" draw:textarea-horizontal-align="left" draw:textarea-vertical-align="top" draw:auto-grow-height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27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left" draw:textarea-vertical-align="top" draw:auto-grow-height="false" fo:min-height="1.75cm" fo:min-width="2.79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65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start" style:writing-mode="lr-tb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start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990066"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48cm" svg:height="2cm" svg:x="13.275cm" svg:y="2.045cm">
          <text:p text:style-name="P1"><text:span text:style-name="T1">web02</text:span></text:p>
          <text:p text:style-name="P1"><text:span text:style-name="T2"/></text:p>
          <text:p text:style-name="P1"><text:span text:style-name="T3"><text:s/></text:span><text:span text:style-name="T4"><text:tab/>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853cm" svg:y1="5.588cm" svg:x2="18.898cm" svg:y2="5.544cm">
          <text:p/>
        </draw:line>
        <draw:line draw:style-name="gr3" draw:text-style-name="P3" draw:layer="layout" svg:x1="3.927cm" svg:y1="5.616cm" svg:x2="3.937cm" svg:y2="4.043cm">
          <text:p/>
        </draw:line>
        <draw:custom-shape draw:style-name="gr4" draw:text-style-name="P4" draw:layer="layout" svg:width="3.293cm" svg:height="2cm" svg:x="8.922cm" svg:y="2.032cm">
          <text:p text:style-name="P1"><text:span text:style-name="T1">web01</text:span></text:p>
          <text:p text:style-name="P1"><text:span text:style-name="T2"/></text:p>
          <text:p text:style-name="P1"><text:span text:style-name="T3"><text:s/></text:span><text:span text:style-name="T4"><text:tab/>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157cm" svg:height="1.039cm" svg:x="9.953cm" svg:y="3.776cm">
          <draw:text-box>
            <text:p><text:span text:style-name="T5"/></text:p>
            <text:p><text:span text:style-name="T5">10.1.1.241</text:span></text:p>
          </draw:text-box>
        </draw:frame>
        <draw:frame draw:style-name="gr6" draw:text-style-name="P6" draw:layer="layout" svg:width="3.427cm" svg:height="1.199cm" svg:x="2.122cm" svg:y="5.698cm">
          <draw:text-box>
            <text:p><text:span text:style-name="T4">10.1.1.0/24 <text:s/></text:span></text:p>
          </draw:text-box>
        </draw:frame>
        <draw:frame draw:style-name="gr5" draw:text-style-name="P5" draw:layer="layout" svg:width="2.157cm" svg:height="1.039cm" svg:x="13.754cm" svg:y="3.777cm">
          <draw:text-box>
            <text:p><text:span text:style-name="T5"/></text:p>
            <text:p><text:span text:style-name="T5">10.1.1.242</text:span></text:p>
          </draw:text-box>
        </draw:frame>
        <draw:custom-shape draw:style-name="gr7" draw:text-style-name="P4" draw:layer="layout" svg:width="3.293cm" svg:height="2cm" svg:x="2.622cm" svg:y="2.032cm">
          <text:p text:style-name="P1"><text:span text:style-name="T1">cn01</text:span></text:p>
          <text:p text:style-name="P1"><text:span text:style-name="T2"/></text:p>
          <text:p text:style-name="P1"><text:span text:style-name="T3"><text:s/></text:span><text:span text:style-name="T4"><text:tab/>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157cm" svg:height="1.039cm" svg:x="3.753cm" svg:y="3.976cm">
          <draw:text-box>
            <text:p><text:span text:style-name="T5"/></text:p>
            <text:p><text:span text:style-name="T5">10.1.1.240</text:span></text:p>
          </draw:text-box>
        </draw:frame>
        <draw:line draw:style-name="gr3" draw:text-style-name="P3" draw:layer="layout" svg:x1="9.727cm" svg:y1="5.617cm" svg:x2="9.737cm" svg:y2="4.044cm">
          <text:p/>
        </draw:line>
        <draw:line draw:style-name="gr3" draw:text-style-name="P3" draw:layer="layout" svg:x1="13.827cm" svg:y1="5.618cm" svg:x2="13.837cm" svg:y2="4.045cm">
          <text:p/>
        </draw:line>
        <draw:frame draw:style-name="gr9" draw:text-style-name="P7" draw:layer="layout" svg:width="2.843cm" svg:height="1.199cm" svg:x="2.886cm" svg:y="2.51cm">
          <draw:text-box>
            <text:p><text:span text:style-name="T6">Ansible</text:span></text:p>
            <text:p><text:span text:style-name="T6">control node</text:span></text:p>
          </draw:text-box>
        </draw:frame>
        <draw:frame draw:style-name="gr9" draw:text-style-name="P7" draw:layer="layout" svg:width="2.665cm" svg:height="0.725cm" svg:x="9.487cm" svg:y="2.611cm">
          <draw:text-box>
            <text:p><text:span text:style-name="T6">Web server</text:span></text:p>
          </draw:text-box>
        </draw:frame>
        <draw:frame draw:style-name="gr9" draw:text-style-name="P7" draw:layer="layout" svg:width="2.843cm" svg:height="1.199cm" svg:x="2.887cm" svg:y="2.511cm">
          <draw:text-box>
            <text:p><text:span text:style-name="T6">Ansible</text:span></text:p>
            <text:p><text:span text:style-name="T6">control node</text:span></text:p>
          </draw:text-box>
        </draw:frame>
        <draw:frame draw:style-name="gr9" draw:text-style-name="P7" draw:layer="layout" svg:width="2.665cm" svg:height="0.725cm" svg:x="13.988cm" svg:y="2.612cm">
          <draw:text-box>
            <text:p><text:span text:style-name="T6">Web serv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6-21T11:56:11</meta:creation-date>
    <dc:date>2022-08-23T21:55:13.529750393</dc:date>
    <meta:editing-duration>PT2H30M29S</meta:editing-duration>
    <meta:editing-cycles>31</meta:editing-cycles>
    <meta:generator>LibreOffice/6.4.7.2$Linux_X86_64 LibreOffice_project/40$Build-2</meta:generator>
    <meta:document-statistic meta:object-count="15"/>
  </office:meta>
</office:document-meta>
</file>